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pr2" style:family="presentation" style:parent-style-name="Default-subtitle">
      <style:graphic-properties draw:stroke="none" draw:fill="none" draw:fill-color="#ffffff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3" style:family="presentation" style:parent-style-name="Default-notes">
      <style:graphic-properties draw:stroke="none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4" style:family="presentation" style:parent-style-name="Default_20_3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pr5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6" style:family="presentation" style:parent-style-name="Default_20_3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7" style:family="presentation" style:parent-style-name="Default_20_3-backgroundobjects">
      <style:graphic-properties draw:stroke="none" draw:fill="none" draw:fill-color="#ffffff" fo:min-height="0.001cm"/>
    </style:style>
    <style:style style:name="pr8" style:family="presentation" style:parent-style-name="Default_20_3-notes">
      <style:graphic-properties draw:stroke="none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9" style:family="presentation" style:parent-style-name="Default_20_3-backgroundobjects">
      <style:graphic-properties draw:stroke="none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10" style:family="presentation" style:parent-style-name="Default_20_4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pr11" style:family="presentation" style:parent-style-name="Default_20_4-outline1">
      <style:graphic-properties draw:stroke="none" draw:fill="none" draw:textarea-vertical-align="bottom" draw:auto-grow-height="false" draw:fit-to-size="shrink-to-fit" fo:min-height="12.573cm" fo:padding-top="0.125cm" fo:padding-bottom="0.125cm" fo:padding-left="0.254cm" fo:padding-right="0.25cm" fo:wrap-option="wrap"/>
    </style:style>
    <style:style style:name="pr12" style:family="presentation" style:parent-style-name="Default_20_4-outline1">
      <style:graphic-properties draw:stroke="none" draw:fill="none" draw:textarea-vertical-align="bottom" draw:auto-grow-height="false" fo:min-height="12.573cm" fo:padding-top="0.125cm" fo:padding-bottom="0.125cm" fo:padding-left="0.254cm" fo:padding-right="0.25cm" fo:wrap-option="wrap"/>
    </style:style>
    <style:style style:name="pr13" style:family="presentation" style:parent-style-name="Default_20_4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pr14" style:family="presentation" style:parent-style-name="Default_20_4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15" style:family="presentation" style:parent-style-name="Default_20_4-backgroundobjects">
      <style:graphic-properties draw:stroke="none" draw:fill="none" draw:fill-color="#ffffff" fo:min-height="0.001cm"/>
    </style:style>
    <style:style style:name="pr16" style:family="presentation" style:parent-style-name="Default_20_4-notes">
      <style:graphic-properties draw:stroke="none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r17" style:family="presentation" style:parent-style-name="Default_20_4-backgroundobjects">
      <style:graphic-properties draw:stroke="none" draw:fill="none" draw:fill-color="#ffffff" draw:textarea-vertical-align="top" draw:auto-grow-height="false" fo:min-height="12.793cm" fo:padding-top="0.125cm" fo:padding-bottom="0.125cm" fo:padding-left="0.25cm" fo:padding-right="0.25cm" fo:wrap-option="wrap"/>
    </style:style>
    <style:style style:name="P1" style:family="paragraph">
      <style:paragraph-properties fo:margin-top="0cm" fo:margin-bottom="0cm" fo:text-align="start" style:punctuation-wrap="hanging"/>
      <style:text-properties fo:hyphenate="false"/>
    </style:style>
    <style:style style:name="P2" style:family="paragraph"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.212cm" fo:margin-bottom="0cm" fo:text-align="end" fo:text-indent="0cm" style:punctuation-wrap="hanging"/>
      <style:text-properties fo:hyphenate="false"/>
    </style:style>
    <style:style style:name="P4" style:family="paragraph">
      <style:paragraph-properties fo:margin-left="0cm" fo:margin-right="0cm" fo:margin-top="0cm" fo:margin-bottom="0.353cm" style:line-height-at-least="0.776cm" fo:text-align="start" fo:text-indent="0cm" style:punctuation-wrap="hanging"/>
      <style:text-properties fo:hyphenate="false"/>
    </style:style>
    <style:style style:name="P5" style:family="paragraph">
      <style:paragraph-properties fo:margin-left="0cm" fo:margin-right="0cm" fo:margin-top="0.212cm" fo:margin-bottom="0cm" fo:text-align="start" fo:text-indent="0cm" style:punctuation-wrap="hanging"/>
      <style:text-properties fo:hyphenate="false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P8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9" style:family="paragraph">
      <style:paragraph-properties fo:margin-left="0cm" fo:margin-right="0cm" fo:margin-top="0cm" fo:margin-bottom="0cm" fo:text-align="end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P11" style:family="paragraph">
      <style:paragraph-properties fo:margin-left="0cm" fo:margin-right="0cm" fo:text-indent="0cm"/>
    </style:style>
    <style:style style:name="T1" style:family="text">
      <style:text-properties fo:color="#000000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2" style:family="text">
      <style:text-properties fo:color="#464653" style:text-line-through-style="none" fo:font-family="'Bookman Old Style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3" style:family="text">
      <style:text-properties fo:color="#464653" style:text-line-through-style="none" fo:font-family="Arial" style:font-family-generic="swiss" style:font-pitch="variable" fo:font-size="20pt" fo:letter-spacing="normal" fo:font-style="normal" style:text-underline-style="none" fo:font-weight="bold" style:font-size-asian="20pt" style:font-style-asian="normal" style:font-weight-asian="bold" style:font-family-complex="Arial" style:font-family-generic-complex="swiss" style:font-pitch-complex="variable" style:font-size-complex="20pt" style:font-style-complex="normal" style:font-weight-complex="bold"/>
    </style:style>
    <style:style style:name="T4" style:family="text">
      <style:text-properties fo:color="#464653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6pt" fo:letter-spacing="normal" fo:font-style="normal" style:text-underline-style="none" fo:font-weight="normal" style:font-size-asian="26pt" style:font-style-asian="normal" style:font-weight-asian="normal" style:font-family-complex="Arial" style:font-family-generic-complex="swiss" style:font-pitch-complex="variable" style:font-size-complex="26pt" style:font-style-complex="normal" style:font-weight-complex="normal"/>
    </style:style>
    <style:style style:name="T6" style:family="text">
      <style:text-properties fo:font-size="14pt" style:font-size-asian="14pt" style:font-size-complex="14pt"/>
    </style:style>
    <style:style style:name="T7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8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9" style:family="text">
      <style:text-properties fo:color="#9fb8cd" style:text-line-through-style="none" fo:font-family="'Arial Black'" style:font-family-generic="swiss" style:font-pitch="variable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0" style:family="text">
      <style:text-properties fo:color="#464653" style:text-line-through-style="none" fo:font-family="Arial" style:font-family-generic="swiss" style:font-pitch="variable" fo:font-size="28pt" fo:letter-spacing="normal" fo:font-style="normal" style:text-underline-style="none" fo:font-weight="normal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/>
    </style:style>
    <style:style style:name="T11" style:family="text">
      <style:text-properties fo:color="#464653" style:text-line-through-style="none" fo:font-family="Arial" style:font-family-generic="swiss" style:font-pitch="variable" fo:font-size="28pt" fo:letter-spacing="normal" fo:font-style="normal" style:text-underline-style="solid" style:text-underline-width="auto" style:text-underline-color="font-color" fo:font-weight="bold" style:font-size-asian="28pt" style:font-style-asian="normal" style:font-weight-asian="bold" style:font-family-complex="Arial" style:font-family-generic-complex="swiss" style:font-pitch-complex="variable" style:font-size-complex="28pt" style:font-style-complex="normal" style:font-weight-complex="bold"/>
    </style:style>
    <style:style style:name="T12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/>
    </style:style>
    <style:style style:name="T13" style:family="text">
      <style:text-properties fo:color="#464653" style:text-line-through-style="none" fo:font-family="Arial" style:font-family-generic="swiss" style:font-pitch="variable" fo:font-size="14pt" fo:letter-spacing="normal" fo:font-style="normal" style:text-underline-style="none" fo:font-weight="normal" style:font-size-asian="14pt" style:font-style-asian="normal" style:font-weight-asian="normal" style:font-family-complex="Arial" style:font-family-generic-complex="swiss" style:font-pitch-complex="variable" style:font-size-complex="14pt" style:font-style-complex="normal" style:font-weight-complex="normal"/>
    </style:style>
    <style:style style:name="T14" style:family="text">
      <style:text-properties fo:color="#000000" style:text-line-through-style="none" fo:font-family="Arial" style:font-family-generic="swiss" style:font-pitch="variable" fo:font-size="25pt" fo:letter-spacing="normal" fo:font-style="normal" style:text-underline-style="none" fo:font-weight="normal" style:font-size-asian="25pt" style:font-style-asian="normal" style:font-weight-asian="normal" style:font-family-complex="Arial" style:font-family-generic-complex="swiss" style:font-pitch-complex="variable" style:font-size-complex="25pt" style:font-style-complex="normal" style:font-weight-complex="normal"/>
    </style:style>
    <style:style style:name="T15" style:family="text">
      <style:text-properties fo:color="#000000" style:text-line-through-style="none" fo:font-family="Arial" style:font-family-generic="swiss" style:font-pitch="variable" fo:font-size="18pt" fo:letter-spacing="normal" fo:font-style="normal" style:text-underline-style="none" fo:font-weight="normal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">
        <style:list-level-properties text:space-before="0.001cm" text:min-label-width="0.761cm"/>
        <style:text-properties fo:font-family="'Wingdings 3'" style:font-charset="x-symbol" fo:color="#727ca3" fo:font-size="76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100%"/>
      </text:list-level-style-bullet>
      <text:list-level-style-number text:level="2" style:num-suffix=")" style:num-format="a">
        <style:list-level-properties text:space-before="0.763cm" text:min-label-width="1.269cm"/>
        <style:text-properties style:use-window-font-color="true" fo:font-size="100%"/>
      </text:list-level-style-number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name="Title 1" presentation:style-name="pr1" draw:text-style-name="P2" draw:layer="layout" svg:width="19.049cm" svg:height="2.751cm" svg:x="3.387cm" svg:y="10.795cm" presentation:class="title" presentation:user-transformed="true">
          <draw:text-box>
            <text:p text:style-name="P1"><text:span text:style-name="T1">Pardus Temel Seviye Kullanıcı Eğitimi</text:span></text:p>
          </draw:text-box>
        </draw:frame>
        <draw:frame draw:name="Subtitle 2" presentation:style-name="pr2" draw:text-style-name="P2" draw:layer="layout" svg:width="19.049cm" svg:height="1.481cm" svg:x="3.387cm" svg:y="14.235cm" presentation:class="subtitle" presentation:user-transformed="true">
          <draw:text-box>
            <text:p text:style-name="P3"><text:span text:style-name="T2">Sürüm 1.0 13 Ağustos 2012</text:span></text:p>
            <text:p text:style-name="P3"><text:span text:style-name="T2">Pardus 2011.3K Fatih Akıllı Tahta sürümüne göre hazırlanmıştır. <text:s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1" presentation:class="page"/>
          <draw:frame draw:name="Notes Placeholder 2" presentation:style-name="pr3" draw:text-style-name="P2" draw:layer="layout" svg:width="16.799cm" svg:height="13.364cm" svg:x="2.1cm" svg:y="14.107cm" presentation:class="notes">
            <draw:text-box>
              <text:p/>
            </draw:text-box>
          </draw:frame>
        </presentation:notes>
      </draw:page>
      <draw:page draw:name="15. Bölüm" draw:style-name="dp1" draw:master-page-name="Default_20_3">
        <office:forms form:automatic-focus="false" form:apply-design-mode="false"/>
        <draw:frame draw:name="Title 1" presentation:style-name="pr4" draw:text-style-name="P2" draw:layer="layout" svg:width="6.984cm" svg:height="2.327cm" svg:x="17.568cm" svg:y="0.847cm" presentation:class="title" presentation:user-transformed="true">
          <draw:text-box>
            <text:p text:style-name="P1"><text:span text:style-name="T3">15. Bölüm</text:span></text:p>
          </draw:text-box>
        </draw:frame>
        <draw:frame draw:name="Text Placeholder 2" presentation:style-name="pr5" draw:text-style-name="P2" draw:layer="layout" svg:width="6.984cm" svg:height="13.453cm" svg:x="17.568cm" svg:y="3.387cm" presentation:class="outline" presentation:user-transformed="true">
          <draw:text-box>
            <text:p text:style-name="P4"><text:span text:style-name="T4">Hatırlatma Soruları</text:span></text:p>
          </draw:text-box>
        </draw:frame>
        <draw:frame draw:name="Content Placeholder 3" presentation:style-name="pr6" draw:text-style-name="P2" draw:layer="layout" svg:width="15.874cm" svg:height="15.874cm" svg:x="0.847cm" svg:y="0.847cm" presentation:class="outline" presentation:user-transformed="true">
          <draw:text-box>
            <text:list text:style-name="L3">
              <text:list-item>
                <text:p text:style-name="P5"><text:span text:style-name="T5">Bu bölümde, önceki bölümlerde işlenen konularla ilgili olarak bir dizi hatırlatma sorusu ve açıklamalı yanıtları yer alacaktır. </text:span></text:p>
              </text:list-item>
            </text:list>
          </draw:text-box>
        </draw:frame>
        <draw:frame presentation:style-name="pr7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2" presentation:class="page"/>
          <draw:frame draw:name="Notes Placeholder 2" presentation:style-name="pr8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9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Dünya’daki özgür yazılım hareketi konusunda aşağıdaki ifadelerden hangisi </text:span><text:span text:style-name="T11">doğrudur</text:span><text:span text:style-name="T10">?</text:span></text:p>
            <text:list text:style-name="L5">
              <text:list-item>
                <text:list>
                  <text:list-item>
                    <text:p text:style-name="P10"><text:span text:style-name="T12">Özgür yazılım hareketi 1960’lardan başlayarak UNIX toplumunun geliştirdiği kullanım pratiğinin ticari firmalar tarafından ihlal edilmesine tepki olarak doğmuştur. </text:span></text:p>
                  </text:list-item>
                  <text:list-item>
                    <text:p text:style-name="P10"><text:span text:style-name="T12">İlk özgür yazılımlar daha çok üniversiteler tarafından geliştirilmiştir. </text:span></text:p>
                  </text:list-item>
                  <text:list-item>
                    <text:p text:style-name="P10"><text:span text:style-name="T12">Linux çekirdeği, Linus Torvalds adında Finlandiyalı bir öğrencinin İnternet üzerinden başlattığı küçük bir projenin büyümesi sonucu ortaya çıkmıştır. </text:span></text:p>
                  </text:list-item>
                  <text:list-item>
                    <text:p text:style-name="P10"><text:span text:style-name="T12">Yukarıdaki tüm ifadeler doğrudur. </text:span></text:p>
                  </text:list-item>
                </text:list>
              </text:list-item>
            </text:list>
            <text:p text:style-name="P10"><text:span text:style-name="T13"/></text:p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d)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3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Genel Kamu Lisansı (GPL) ile lisanslanan bir yazılım, kullanıcılarına aşağıdaki haklardan hangisini </text:span><text:span text:style-name="T11">vermez</text:span><text:span text:style-name="T10">? </text:span></text:p>
            <text:list text:style-name="L5">
              <text:list-item>
                <text:list>
                  <text:list-item>
                    <text:p text:style-name="P10"><text:span text:style-name="T12">Herhangi bir amaç için o yazılımı çalıştırma özgürlüğü.</text:span></text:p>
                  </text:list-item>
                  <text:list-item>
                    <text:p text:style-name="P10"><text:span text:style-name="T12">Yazılımın nasıl çalıştığını öğrenmek için kodlarına bakma özgürlüğü. </text:span></text:p>
                  </text:list-item>
                  <text:list-item>
                    <text:p text:style-name="P10"><text:span text:style-name="T12">Yazılımı ve yazılımı oluşturan kodları değişikliğe uğratmak özgürlüğü. </text:span></text:p>
                  </text:list-item>
                  <text:list-item>
                    <text:p text:style-name="P10"><text:span text:style-name="T12">Yazılımın kodlarını değiştirdikten sonra değiştirilen kodları kapatarak diğer insanlardan saklama özgürlüğü. </text:span></text:p>
                  </text:list-item>
                </text:list>
              </text:list-item>
            </text:list>
            <text:p text:style-name="P10"><text:span text:style-name="T13"/></text:p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d)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4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4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Aşağıdakilerden hangisi yaygın kullanılan bir Linux işletim sistemi </text:span><text:span text:style-name="T11">değildir</text:span><text:span text:style-name="T10">?</text:span></text:p>
            <text:list text:style-name="L5">
              <text:list-item>
                <text:list>
                  <text:list-item>
                    <text:p text:style-name="P10"><text:span text:style-name="T12">Ubuntu </text:span></text:p>
                  </text:list-item>
                  <text:list-item>
                    <text:p text:style-name="P10"><text:span text:style-name="T12">Red Hat </text:span></text:p>
                  </text:list-item>
                  <text:list-item>
                    <text:p text:style-name="P10"><text:span text:style-name="T12">Pardus</text:span></text:p>
                  </text:list-item>
                  <text:list-item>
                    <text:p text:style-name="P10"><text:span text:style-name="T14">FreeBSD</text:span></text:p>
                  </text:list-item>
                </text:list>
              </text:list-item>
            </text:list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d)</text:span></text:p>
            <text:p text:style-name="P11"><text:span text:style-name="T15">FreeBSD de bir açık kaynak kodlu işletim sistemi olmakla birlikte, Linux çekirdeğini kullanmadığı için Linux işletim sistemi olarak adlandırılamaz. 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5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Aşağıdakilerden hangisi Pardus kurulumu sırasında disk bölümleme aşamasında yaygın kullanılan dosya sistemi biçimlerinden birisi </text:span><text:span text:style-name="T11">değildir</text:span><text:span text:style-name="T10">? </text:span></text:p>
            <text:list text:style-name="L5">
              <text:list-item>
                <text:list>
                  <text:list-item>
                    <text:p text:style-name="P10"><text:span text:style-name="T12">Ext4 – Genel amaçlı dosya sistemi </text:span></text:p>
                  </text:list-item>
                  <text:list-item>
                    <text:p text:style-name="P10"><text:span text:style-name="T12">Linux-Swap – Takas alanı dosya sistemi </text:span></text:p>
                  </text:list-item>
                  <text:list-item>
                    <text:p text:style-name="P10"><text:span text:style-name="T12">NTFS – Windows dosya sistemi</text:span></text:p>
                  </text:list-item>
                  <text:list-item>
                    <text:p text:style-name="P10"><text:span text:style-name="T14">UFS+ – UNIX dosya sistemi </text:span></text:p>
                  </text:list-item>
                </text:list>
              </text:list-item>
            </text:list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d)</text:span></text:p>
            <text:p text:style-name="P11"><text:span text:style-name="T15">UFS+, Mac OS X’de kullanılan ve kapalı kodlu eklentileri bulunan bir dosya sistemidir. Pardus bu dosya sistemini kullanmaz. 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6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Pardus kurulumu sonrasında ilk yapılan sistem ayarlarından birisi ekran çözünürlüğünün ayarlanmasıdır. Bu ayar sistem ayarları aracında hangi alandan </text:span><text:span text:style-name="T11">yapılmaktadır</text:span><text:span text:style-name="T10">?</text:span></text:p>
            <text:list text:style-name="L5">
              <text:list-item>
                <text:list>
                  <text:list-item>
                    <text:p text:style-name="P10"><text:span text:style-name="T12">Donanım – Girdi Aygıtları</text:span></text:p>
                  </text:list-item>
                  <text:list-item>
                    <text:p text:style-name="P10"><text:span text:style-name="T12">Çalışma Alanı Görüntü ve Davranışları – Pencere Davranışı </text:span></text:p>
                  </text:list-item>
                  <text:list-item>
                    <text:p text:style-name="P10"><text:span text:style-name="T12">Donanım – Görüntü ve Ekran </text:span></text:p>
                  </text:list-item>
                  <text:list-item>
                    <text:p text:style-name="P10"><text:span text:style-name="T14">Donanım – Çıkarılabilir Aygıtlar</text:span></text:p>
                  </text:list-item>
                </text:list>
              </text:list-item>
            </text:list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c)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7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Pardus yüklü bir sistemde “bora” adında yeni bir kullanıcı yaratıldığı zaman bu kullanıcının kişisel dosyaları aşağıdaki dizinlerin hangisinde yer alacaktır? </text:span></text:p>
            <text:list text:style-name="L5">
              <text:list-item>
                <text:list>
                  <text:list-item>
                    <text:p text:style-name="P10"><text:span text:style-name="T12">/var/cache/bora </text:span></text:p>
                  </text:list-item>
                  <text:list-item>
                    <text:p text:style-name="P10"><text:span text:style-name="T12">/usr/lib/bora</text:span></text:p>
                  </text:list-item>
                  <text:list-item>
                    <text:p text:style-name="P10"><text:span text:style-name="T12">/home/bora</text:span></text:p>
                  </text:list-item>
                  <text:list-item>
                    <text:p text:style-name="P10"><text:span text:style-name="T14">/root/ </text:span></text:p>
                  </text:list-item>
                </text:list>
              </text:list-item>
            </text:list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c)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8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Aşağıdaki tarayıcılardan hangisi Pardus </text:span><text:span text:style-name="T11">paket yönetim sistemi üzerinden kurulamaz</text:span><text:span text:style-name="T10">?</text:span></text:p>
            <text:list text:style-name="L5">
              <text:list-item>
                <text:list>
                  <text:list-item>
                    <text:p text:style-name="P10"><text:span text:style-name="T12">Firefox </text:span></text:p>
                  </text:list-item>
                  <text:list-item>
                    <text:p text:style-name="P10"><text:span text:style-name="T12">Internet Explorer</text:span></text:p>
                  </text:list-item>
                  <text:list-item>
                    <text:p text:style-name="P10"><text:span text:style-name="T12">Chromium (Google Chrome)</text:span></text:p>
                  </text:list-item>
                  <text:list-item>
                    <text:p text:style-name="P10"><text:span text:style-name="T14">Opera</text:span></text:p>
                  </text:list-item>
                </text:list>
              </text:list-item>
            </text:list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b)</text:span></text:p>
            <text:p text:style-name="P11"><text:span text:style-name="T15">Internet Explorer bir Windows uygulaması olduğu için Pardus içinde doğrudan kurulup kullanılamaz. Pardus içinde çalıştırılabilmesi için Wine adındaki yardımcı bir programın kullanılması gereklidir. 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9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Bir veya daha fazla FTP arşivinden karmaşık dosya indirme görevlerini bir kuyruk olarak işletmek için aşağıdaki yazılımlardan hangisini kullanmak </text:span><text:span text:style-name="T11">daha uygundur</text:span><text:span text:style-name="T10">? </text:span></text:p>
            <text:list text:style-name="L5">
              <text:list-item>
                <text:list>
                  <text:list-item>
                    <text:p text:style-name="P10"><text:span text:style-name="T12">Firefox </text:span></text:p>
                  </text:list-item>
                  <text:list-item>
                    <text:p text:style-name="P10"><text:span text:style-name="T12">Filezilla</text:span></text:p>
                  </text:list-item>
                  <text:list-item>
                    <text:p text:style-name="P10"><text:span text:style-name="T12">QbitTorrent </text:span></text:p>
                  </text:list-item>
                  <text:list-item>
                    <text:p text:style-name="P10"><text:span text:style-name="T14">Ktorrent </text:span></text:p>
                  </text:list-item>
                </text:list>
              </text:list-item>
            </text:list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b)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10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Libre Office paketi içerisinde hesap tablosu dosyalarını oluşturmak için aşağıdaki araçlardan hangisi </text:span><text:span text:style-name="T11">kullanılmaktadır</text:span><text:span text:style-name="T10">?</text:span></text:p>
            <text:list text:style-name="L5">
              <text:list-item>
                <text:list>
                  <text:list-item>
                    <text:p text:style-name="P10"><text:span text:style-name="T12">Calc</text:span></text:p>
                  </text:list-item>
                  <text:list-item>
                    <text:p text:style-name="P10"><text:span text:style-name="T12">Draw</text:span></text:p>
                  </text:list-item>
                  <text:list-item>
                    <text:p text:style-name="P10"><text:span text:style-name="T12">Math</text:span></text:p>
                  </text:list-item>
                  <text:list-item>
                    <text:p text:style-name="P10"><text:span text:style-name="T14">Writer</text:span></text:p>
                  </text:list-item>
                </text:list>
              </text:list-item>
            </text:list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a) 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11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draw:page draw:name="Hatırlatma Soruları" draw:style-name="dp1" draw:master-page-name="Default_20_4">
        <office:forms form:automatic-focus="false" form:apply-design-mode="false"/>
        <draw:frame draw:name="Title 1" presentation:style-name="pr10" draw:text-style-name="P2" draw:layer="layout" svg:width="22.859cm" svg:height="2.539cm" svg:x="1.27cm" svg:y="0.635cm" presentation:class="title" presentation:user-transformed="true">
          <draw:text-box>
            <text:p text:style-name="P1"><text:span text:style-name="T8">Hatırlatma Soruları</text:span></text:p>
          </draw:text-box>
        </draw:frame>
        <draw:frame draw:name="Text Placeholder 3" presentation:style-name="pr11" draw:text-style-name="P2" draw:layer="layout" svg:width="11.222cm" svg:height="1.904cm" svg:x="1.27cm" svg:y="3.572cm" presentation:class="outline" presentation:user-transformed="true">
          <draw:text-box>
            <text:p text:style-name="P5"><text:span text:style-name="T9">Soru</text:span></text:p>
          </draw:text-box>
        </draw:frame>
        <draw:frame draw:name="Text Placeholder 5" presentation:style-name="pr12" draw:text-style-name="P2" draw:layer="layout" svg:width="11.226cm" svg:height="1.904cm" svg:x="12.912cm" svg:y="3.598cm" presentation:class="outline" presentation:user-transformed="true">
          <draw:text-box>
            <text:p text:style-name="P9"><text:span text:style-name="T9">Yanıt</text:span></text:p>
          </draw:text-box>
        </draw:frame>
        <draw:frame draw:name="Content Placeholder 4" presentation:style-name="pr13" draw:text-style-name="P2" draw:layer="layout" svg:width="11.217cm" svg:height="11.217cm" svg:x="1.27cm" svg:y="5.927cm" presentation:class="outline" presentation:user-transformed="true">
          <draw:text-box>
            <text:p text:style-name="P10"><text:span text:style-name="T10">Bir kullanıcının belirli bir uygulamayı kullanmasını bir video olarak kaydetmek ve daha sonra bu videoyu kodlayarak az yer kaplar hale getirmek için aşağıdaki araçlardan hangisini kullanmak </text:span><text:span text:style-name="T11">uygundur</text:span><text:span text:style-name="T10">? </text:span></text:p>
            <text:list text:style-name="L5">
              <text:list-item>
                <text:list>
                  <text:list-item>
                    <text:p text:style-name="P10"><text:span text:style-name="T12">GIMP </text:span></text:p>
                  </text:list-item>
                  <text:list-item>
                    <text:p text:style-name="P10"><text:span text:style-name="T12">RecordMyDesktop </text:span></text:p>
                  </text:list-item>
                  <text:list-item>
                    <text:p text:style-name="P10"><text:span text:style-name="T12">Audacity </text:span></text:p>
                  </text:list-item>
                  <text:list-item>
                    <text:p text:style-name="P10"><text:span text:style-name="T14">Amarok</text:span></text:p>
                  </text:list-item>
                </text:list>
              </text:list-item>
            </text:list>
          </draw:text-box>
        </draw:frame>
        <draw:frame draw:name="Content Placeholder 6" presentation:style-name="pr14" draw:text-style-name="P2" draw:layer="layout" svg:width="11.217cm" svg:height="11.217cm" svg:x="12.912cm" svg:y="5.927cm" presentation:class="outline" presentation:user-transformed="true">
          <draw:text-box>
            <text:p text:style-name="P10"><text:span text:style-name="T13">Doğru yanıt: b) </text:span></text:p>
          </draw:text-box>
        </draw:frame>
        <draw:frame presentation:style-name="pr15" draw:text-style-name="P6" draw:layer="layout" svg:width="0.001cm" svg:height="0.547cm" svg:x="0cm" svg:y="0cm" presentation:class="footer" presentation:user-transformed="true">
          <draw:text-box>
            <text:p text:style-name="P6"><text:span text:style-name="T6"><presentation:footer/></text:span></text:p>
          </draw:text-box>
        </draw:frame>
        <presentation:notes draw:style-name="dp2">
          <draw:page-thumbnail draw:name="Slide Image Placeholder 1" draw:style-name="gr1" draw:layer="layout" svg:width="14.216cm" svg:height="10.662cm" svg:x="2.756cm" svg:y="2.134cm" draw:page-number="12" presentation:class="page"/>
          <draw:frame draw:name="Notes Placeholder 2" presentation:style-name="pr16" draw:text-style-name="P2" draw:layer="layout" svg:width="0.001cm" svg:height="0.001cm" svg:x="0cm" svg:y="0cm" presentation:class="notes">
            <draw:text-box>
              <text:p/>
            </draw:text-box>
          </draw:frame>
          <draw:frame draw:name="Slide Number Placeholder 3" presentation:style-name="pr17" draw:text-style-name="P8" draw:layer="layout" svg:width="0.001cm" svg:height="0.001cm" svg:x="0cm" svg:y="0cm" presentation:class="page-number">
            <draw:text-box>
              <text:p text:style-name="P7"><text:span text:style-name="T7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Dash_20_2" draw:display-name="Dash 2" draw:style="rect" draw:dots2="1" draw:dots2-length="0.104cm" draw:distance="0.07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tr" fo:country="TR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Gill Sans MT'" fo:font-size="26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tr" style:country-asian="TR" style:font-style-asian="normal" style:font-weight-asian="normal" style:font-family-complex="Mangal" style:font-family-generic-complex="system" style:font-pitch-complex="variable" style:font-size-complex="26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tr" style:country-asian="TR" style:font-style-asian="normal" style:font-weight-asian="normal" style:font-family-complex="Mangal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Gill Sans MT'" fo:font-size="26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tr" style:country-asian="TR" style:font-style-asian="normal" style:font-weight-asian="normal" style:font-family-complex="Mangal" style:font-family-generic-complex="system" style:font-pitch-complex="variable" style:font-size-complex="26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tr" style:country-asian="TR" style:font-style-asian="normal" style:font-weight-asian="normal" style:font-family-complex="Mangal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Gill Sans MT'" fo:font-size="26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tr" style:country-asian="TR" style:font-style-asian="normal" style:font-weight-asian="normal" style:font-family-complex="Mangal" style:font-family-generic-complex="system" style:font-pitch-complex="variable" style:font-size-complex="26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_20_2-outline2" style:display-name="Default 2-outline2" style:family="presentation" style:parent-style-name="Default_20_2-outline1">
      <style:paragraph-properties fo:margin-top="0cm" fo:margin-bottom="0.4cm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2-outline3" style:display-name="Default 2-outline3" style:family="presentation" style:parent-style-name="Default_20_2-outline2">
      <style:paragraph-properties fo:margin-top="0cm" fo:margin-bottom="0.3cm" fo:text-align="start" style:punctuation-wrap="hanging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2-outline4" style:display-name="Default 2-outline4" style:family="presentation" style:parent-style-name="Default_20_2-outline3">
      <style:paragraph-properties fo:margin-top="0cm" fo:margin-bottom="0.2cm" fo:text-align="start" style:punctuation-wrap="hanging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2-outline5" style:display-name="Default 2-outline5" style:family="presentation" style:parent-style-name="Default_20_2-outline4">
      <style:paragraph-properties fo:margin-top="0cm" fo:margin-bottom="0.1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cm" fo:margin-bottom="0.1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cm" fo:margin-bottom="0.1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cm" fo:margin-bottom="0.1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cm" fo:margin-bottom="0.1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tr" style:country-asian="TR" style:font-style-asian="normal" style:font-weight-asian="normal" style:font-family-complex="Mangal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solid" draw:fill-color="#ffffff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Gill Sans MT'" fo:font-size="26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tr" style:country-asian="TR" style:font-style-asian="normal" style:font-weight-asian="normal" style:font-family-complex="Mangal" style:font-family-generic-complex="system" style:font-pitch-complex="variable" style:font-size-complex="26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outline2" style:display-name="Default 3-outline2" style:family="presentation" style:parent-style-name="Default_20_3-outline1">
      <style:paragraph-properties fo:margin-top="0cm" fo:margin-bottom="0.4cm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3-outline3" style:display-name="Default 3-outline3" style:family="presentation" style:parent-style-name="Default_20_3-outline2">
      <style:paragraph-properties fo:margin-top="0cm" fo:margin-bottom="0.3cm" fo:text-align="start" style:punctuation-wrap="hanging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3-outline4" style:display-name="Default 3-outline4" style:family="presentation" style:parent-style-name="Default_20_3-outline3">
      <style:paragraph-properties fo:margin-top="0cm" fo:margin-bottom="0.2cm" fo:text-align="start" style:punctuation-wrap="hanging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3-outline5" style:display-name="Default 3-outline5" style:family="presentation" style:parent-style-name="Default_20_3-outline4">
      <style:paragraph-properties fo:margin-top="0cm" fo:margin-bottom="0.1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cm" fo:margin-bottom="0.1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cm" fo:margin-bottom="0.1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cm" fo:margin-bottom="0.1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cm" fo:margin-bottom="0.1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tr" style:country-asian="TR" style:font-style-asian="normal" style:font-weight-asian="normal" style:font-family-complex="Mangal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background" style:display-name="Default 4-background" style:family="presentation">
      <style:graphic-properties draw:stroke="none" draw:fill="solid" draw:fill-color="#ffffff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/>
      <style:text-properties fo:color="#000000" style:text-outline="false" style:text-line-through-style="none" fo:font-family="'Gill Sans MT'" fo:font-size="26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language-asian="tr" style:country-asian="TR" style:font-style-asian="normal" style:font-weight-asian="normal" style:font-family-complex="Mangal" style:font-family-generic-complex="system" style:font-pitch-complex="variable" style:font-size-complex="26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style style:name="Default_20_4-outline2" style:display-name="Default 4-outline2" style:family="presentation" style:parent-style-name="Default_20_4-outline1">
      <style:paragraph-properties fo:margin-top="0cm" fo:margin-bottom="0.4cm" fo:text-align="start" style:punctuation-wrap="hanging"/>
      <style:text-properties fo:color="#000000" style:text-line-through-style="none" fo:font-family="'Gill Sans MT'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4-outline3" style:display-name="Default 4-outline3" style:family="presentation" style:parent-style-name="Default_20_4-outline2">
      <style:paragraph-properties fo:margin-top="0cm" fo:margin-bottom="0.3cm" fo:text-align="start" style:punctuation-wrap="hanging"/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_20_4-outline4" style:display-name="Default 4-outline4" style:family="presentation" style:parent-style-name="Default_20_4-outline3">
      <style:paragraph-properties fo:margin-top="0cm" fo:margin-bottom="0.2cm" fo:text-align="start" style:punctuation-wrap="hanging"/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Default_20_4-outline5" style:display-name="Default 4-outline5" style:family="presentation" style:parent-style-name="Default_20_4-outline4">
      <style:paragraph-properties fo:margin-top="0cm" fo:margin-bottom="0.1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cm" fo:margin-bottom="0.1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cm" fo:margin-bottom="0.1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cm" fo:margin-bottom="0.1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cm" fo:margin-bottom="0.1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/>
      <style:text-properties fo:color="#000000" style:text-outline="false" style:text-line-through-style="none" fo:font-family="'Gill Sans MT'" fo:font-size="18pt" fo:letter-spacing="normal" fo:language="tr" fo:country="TR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tr" style:country-asian="TR" style:font-style-asian="normal" style:font-weight-asian="normal" style:font-family-complex="Mangal" style:font-family-generic-complex="system" style:font-pitch-complex="variable" style:font-size-complex="18pt" style:language-complex="tr" style:country-complex="TR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9cm" fo:page-height="28.429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dash" draw:stroke-dash="Dash_20_2" svg:stroke-width="0.026cm" svg:stroke-color="#9fb8cd" draw:stroke-linejoin="round" draw:fill="none" draw:textarea-horizontal-align="center" draw:textarea-vertical-align="top" draw:auto-grow-height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svg:stroke-width="0.071cm" draw:fill="solid" draw:fill-color="#9fb8cd" draw:textarea-vertical-align="middle" draw:auto-grow-height="false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solid" svg:stroke-width="0.018cm" svg:stroke-color="#727ca3" draw:fill="none" draw:textarea-vertical-align="middle" draw:auto-grow-height="false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18cm" svg:stroke-color="#9fb8cd" draw:fill="none" draw:textarea-vertical-align="middle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18cm" draw:fill="solid" draw:fill-color="#727ca3" draw:textarea-vertical-align="middle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18cm" draw:fill="solid" draw:fill-color="#9fb8cd" draw:textarea-vertical-align="middle" draw:auto-grow-height="false" fo:padding-top="0.125cm" fo:padding-bottom="0.125cm" fo:padding-left="0.25cm" fo:padding-right="0.25cm" fo:wrap-option="wrap"/>
    </style:style>
    <style:style style:name="Mpr1" style:family="presentation" style:parent-style-name="Default-title">
      <style:graphic-properties draw:stroke="none" draw:fill="none" draw:textarea-vertical-align="top" draw:auto-grow-height="false" draw:fit-to-size="shrink-to-fit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_20_1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6" style:family="presentation" style:parent-style-name="Default_20_1-backgroundobjects" style:list-style-name="ML4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Mpr8" style:family="presentation" style:parent-style-name="Default_20_1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9" style:family="presentation" style:parent-style-name="Default_20_1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21cm"/>
    </style:style>
    <style:style style:name="Mpr11" style:family="presentation" style:parent-style-name="Default_20_1-backgroundobjects">
      <style:graphic-properties draw:stroke="none" draw:fill="none" draw:fill-color="#ffffff" draw:textarea-vertical-align="bottom" draw:auto-grow-height="false" fo:min-height="1.421cm"/>
    </style:style>
    <style:style style:name="Mpr12" style:family="presentation" style:parent-style-name="Default_20_2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13" style:family="presentation" style:parent-style-name="Default_20_2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Mpr14" style:family="presentation" style:parent-style-name="Default_20_2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5" style:family="presentation" style:parent-style-name="Default_20_2-backgroundobjects" style:list-style-name="ML4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16" style:family="presentation" style:parent-style-name="Default_20_2-backgroundobjects">
      <style:graphic-properties draw:stroke="none" draw:fill="none" draw:fill-color="#ffffff" draw:auto-grow-height="false" fo:min-height="1.421cm"/>
    </style:style>
    <style:style style:name="Mpr17" style:family="presentation" style:parent-style-name="Default_20_2-backgroundobjects">
      <style:graphic-properties draw:stroke="none" draw:fill="none" draw:fill-color="#ffffff" draw:textarea-vertical-align="bottom" draw:auto-grow-height="false" fo:min-height="1.421cm"/>
    </style:style>
    <style:style style:name="Mpr18" style:family="presentation" style:parent-style-name="Default_20_3-title">
      <style:graphic-properties draw:stroke="none" draw:fill="none" draw:textarea-vertical-align="bottom" draw:auto-grow-height="false" draw:fit-to-size="shrink-to-fit" fo:min-height="3.181cm" fo:padding-top="0.125cm" fo:padding-bottom="0.125cm" fo:padding-left="0.25cm" fo:padding-right="0.25cm" fo:wrap-option="wrap"/>
    </style:style>
    <style:style style:name="Mpr19" style:family="presentation" style:parent-style-name="Default_20_3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20" style:family="presentation" style:parent-style-name="Default_20_3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1" style:family="presentation" style:parent-style-name="Default_20_3-outline1">
      <style:graphic-properties draw:stroke="none" draw:fill="none" draw:textarea-vertical-align="top" draw:auto-grow-height="false" draw:fit-to-size="shrink-to-fit" fo:min-height="12.573cm" fo:padding-top="0.125cm" fo:padding-bottom="0.125cm" fo:padding-left="0.25cm" fo:padding-right="0.25cm" fo:wrap-option="wrap"/>
    </style:style>
    <style:style style:name="Mpr22" style:family="presentation" style:parent-style-name="Default_20_3-backgroundobjects" style:list-style-name="ML4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21cm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21cm"/>
    </style:style>
    <style:style style:name="Mpr25" style:family="presentation" style:parent-style-name="Default_20_4-title">
      <style:graphic-properties draw:stroke="none" draw:fill="none" draw:textarea-vertical-align="middle" draw:auto-grow-height="false" draw:fit-to-size="shrink-to-fit" fo:min-height="3.181cm" fo:padding-top="0.125cm" fo:padding-bottom="0.125cm" fo:padding-left="0.25cm" fo:padding-right="0.25cm" fo:wrap-option="wrap"/>
    </style:style>
    <style:style style:name="Mpr26" style:family="presentation" style:parent-style-name="Default_20_4-outline1">
      <style:graphic-properties draw:stroke="none" draw:fill="none" draw:textarea-vertical-align="bottom" draw:auto-grow-height="false" draw:fit-to-size="shrink-to-fit" fo:min-height="12.573cm" fo:padding-top="0.125cm" fo:padding-bottom="0.125cm" fo:padding-left="0.254cm" fo:padding-right="0.25cm" fo:wrap-option="wrap"/>
    </style:style>
    <style:style style:name="Mpr27" style:family="presentation" style:parent-style-name="Default_20_4-outline1">
      <style:graphic-properties draw:stroke="none" draw:fill="none" draw:textarea-vertical-align="bottom" draw:auto-grow-height="false" fo:min-height="12.573cm" fo:padding-top="0.125cm" fo:padding-bottom="0.125cm" fo:padding-left="0.254cm" fo:padding-right="0.25cm" fo:wrap-option="wrap"/>
    </style:style>
    <style:style style:name="Mpr28" style:family="presentation" style:parent-style-name="Default_20_4-backgroundobjects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29" style:family="presentation" style:parent-style-name="Default_20_4-outline1">
      <style:graphic-properties draw:stroke="none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30" style:family="presentation" style:parent-style-name="Default_20_4-backgroundobjects" style:list-style-name="ML4">
      <style:graphic-properties draw:stroke="none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1" style:family="presentation" style:parent-style-name="Default_20_4-backgroundobjects">
      <style:graphic-properties draw:stroke="none" draw:fill="none" draw:fill-color="#ffffff" draw:auto-grow-height="false" fo:min-height="1.421cm"/>
    </style:style>
    <style:style style:name="Mpr32" style:family="presentation" style:parent-style-name="Default_20_4-backgroundobjects">
      <style:graphic-properties draw:stroke="none" draw:fill="none" draw:fill-color="#ffffff" draw:textarea-vertical-align="bottom" draw:auto-grow-height="false" fo:min-height="1.421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text-align="start" style:punctuation-wrap="hanging"/>
      <style:text-properties fo:hyphenate="false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margin-left="0cm" fo:margin-right="0cm" fo:margin-top="0cm" fo:margin-bottom="0cm" fo:text-align="center" fo:text-indent="0cm" style:punctuation-wrap="hanging"/>
      <style:text-properties fo:font-size="16pt" style:font-size-asian="16pt" style:font-size-complex="16pt" fo:hyphenate="false"/>
    </style:style>
    <style:style style:name="MP8" style:family="paragraph">
      <style:paragraph-properties fo:text-align="center" style:font-independent-line-spacing="true"/>
      <style:text-properties fo:font-size="16pt" style:font-size-asian="16pt" style:font-size-complex="16pt"/>
    </style:style>
    <style:style style:name="MP9" style:family="paragraph">
      <style:paragraph-properties fo:margin-left="0cm" fo:margin-right="0cm" fo:margin-top="0cm" fo:margin-bottom="0cm" fo:text-align="start" fo:text-indent="0cm" style:punctuation-wrap="hanging"/>
      <style:text-properties fo:font-size="14pt" style:font-size-asian="14pt" style:font-size-complex="14pt" fo:hyphenate="false"/>
    </style:style>
    <style:style style:name="MP10" style:family="paragraph">
      <style:paragraph-properties fo:margin-left="0cm" fo:margin-right="0cm" fo:margin-top="0cm" fo:margin-bottom="0cm" fo:text-align="start" fo:text-indent="0cm" style:punctuation-wrap="hanging" style:font-independent-line-spacing="true"/>
      <style:text-properties fo:font-size="14pt" style:font-size-asian="14pt" style:font-size-complex="14pt" fo:hyphenate="false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cm" fo:margin-bottom="0cm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text-indent="0cm"/>
    </style:style>
    <style:style style:name="MP14" style:family="paragraph">
      <style:paragraph-properties fo:margin-left="0cm" fo:margin-right="0cm" fo:margin-top="0cm" fo:margin-bottom="0cm" fo:text-align="center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cm" fo:margin-bottom="0.353cm" style:line-height-at-least="0.776cm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color="#000000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4" style:family="text">
      <style:text-properties fo:color="#000000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color="#000000" style:text-line-through-style="none" fo:font-family="'Gill Sans MT'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464653" style:text-line-through-style="none" fo:font-family="'Bookman Old Style'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color="#464653" style:text-line-through-style="none" fo:font-family="'Gill Sans MT'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464653" style:text-line-through-style="none" fo:font-family="'Gill Sans MT'" fo:font-size="20pt" fo:letter-spacing="normal" fo:font-style="normal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MT9" style:family="text">
      <style:text-properties fo:color="#464653" style:text-line-through-style="none" fo:font-family="'Gill Sans MT'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10" style:family="text">
      <style:text-properties fo:color="#9fb8cd" style:text-line-through-style="none" fo:font-family="'Gill Sans MT'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line draw:name="Straight Connector 27" draw:style-name="Mgr3" draw:text-style-name="MP3" draw:layer="backgroundobjects" svg:x1="1.27cm" svg:y1="17.647cm" svg:x2="24.13cm" svg:y2="17.647cm">
        <text:p/>
      </draw:line>
      <draw:line draw:name="Straight Connector 28" draw:style-name="Mgr3" draw:text-style-name="MP3" draw:layer="backgroundobjects" svg:x1="1.27cm" svg:y1="3.175cm" svg:x2="24.13cm" svg:y2="3.175cm">
        <text:p/>
      </draw:line>
      <draw:custom-shape draw:name="Isosceles Triangle 9" draw:style-name="Mgr4" draw:text-style-name="MP3" draw:layer="backgroundobjects" svg:width="0.529cm" svg:height="0.333cm" draw:transform="rotate (-1.570796326794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0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7" presentation:style-name="Mpr1" draw:text-style-name="MP3" draw:layer="backgroundobjects" svg:width="19.049cm" svg:height="2.751cm" svg:x="3.387cm" svg:y="10.795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27" presentation:style-name="Mpr2" draw:text-style-name="MP6" draw:layer="backgroundobjects" svg:width="6.349cm" svg:height="1.015cm" svg:x="17.78cm" svg:y="17.653cm" presentation:class="date-time" presentation:user-transformed="true">
        <draw:text-box>
          <text:p text:style-name="MP5"><text:span text:style-name="MT3"><text:date style:data-style-name="D1" text:date-value="2013-04-26">26.04.13</text:date></text:span></text:p>
        </draw:text-box>
      </draw:frame>
      <draw:frame draw:name="Footer Placeholder 16" presentation:style-name="Mpr2" draw:text-style-name="MP8" draw:layer="backgroundobjects" svg:width="9.651cm" svg:height="1.015cm" svg:x="8.052cm" svg:y="17.653cm" presentation:class="footer" presentation:user-transformed="true">
        <draw:text-box>
          <text:p text:style-name="MP7"><text:span text:style-name="MT4">Pardus Temel Seviye Kullanıcı Eğitimi</text:span></text:p>
        </draw:text-box>
      </draw:frame>
      <draw:frame draw:name="Slide Number Placeholder 28" presentation:style-name="Mpr2" draw:text-style-name="MP6" draw:layer="backgroundobjects" svg:width="3.386cm" svg:height="1.015cm" svg:x="3.378cm" svg:y="17.653cm" presentation:class="page-number" presentation:user-transformed="true">
        <draw:text-box>
          <text:p text:style-name="MP5"><text:span text:style-name="MT5"><text:page-number>&lt;number&gt;</text:page-number></text:span></text:p>
        </draw:text-box>
      </draw:frame>
      <draw:custom-shape draw:name="Rectangle 20" draw:style-name="Mgr5" draw:text-style-name="MP3" draw:layer="backgroundobjects" svg:width="20.319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Rectangle 32" draw:style-name="Mgr6" draw:text-style-name="MP3" draw:layer="backgroundobjects" svg:width="20.319cm" svg:height="1.904cm" svg:x="2.54cm" svg:y="14.023cm">
        <text:p/>
        <draw:enhanced-geometry svg:viewBox="0 0 21600 21600" draw:type="rectangle" draw:enhanced-path="M 0 0 L 21600 0 21600 21600 0 21600 0 0 Z N"/>
      </draw:custom-shape>
      <draw:custom-shape draw:name="Rectangle 21" draw:style-name="Mgr7" draw:text-style-name="MP3" draw:layer="backgroundobjects" svg:width="0.634cm" svg:height="3.555cm" svg:x="2.514cm" svg:y="10.134cm">
        <text:p/>
        <draw:enhanced-geometry svg:viewBox="0 0 21600 21600" draw:type="rectangle" draw:enhanced-path="M 0 0 L 21600 0 21600 21600 0 21600 0 0 Z N"/>
      </draw:custom-shape>
      <draw:custom-shape draw:name="Rectangle 31" draw:style-name="Mgr8" draw:text-style-name="MP3" draw:layer="backgroundobjects" svg:width="0.634cm" svg:height="1.904cm" svg:x="2.54cm" svg:y="14.023cm">
        <text:p/>
        <draw:enhanced-geometry svg:viewBox="0 0 21600 21600" draw:type="rectangle" draw:enhanced-path="M 0 0 L 21600 0 21600 21600 0 21600 0 0 Z N"/>
      </draw:custom-shap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.487cm" svg:y="26.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0.2cm" svg:y="26.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line draw:name="Straight Connector 27" draw:style-name="Mgr3" draw:text-style-name="MP3" draw:layer="backgroundobjects" svg:x1="1.27cm" svg:y1="17.647cm" svg:x2="24.13cm" svg:y2="17.647cm">
        <text:p/>
      </draw:line>
      <draw:line draw:name="Straight Connector 28" draw:style-name="Mgr3" draw:text-style-name="MP3" draw:layer="backgroundobjects" svg:x1="1.27cm" svg:y1="3.175cm" svg:x2="24.13cm" svg:y2="3.175cm">
        <text:p/>
      </draw:line>
      <draw:custom-shape draw:name="Isosceles Triangle 9" draw:style-name="Mgr4" draw:text-style-name="MP3" draw:layer="backgroundobjects" svg:width="0.529cm" svg:height="0.333cm" draw:transform="rotate (-1.570796326794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0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1" presentation:style-name="Mpr5" draw:text-style-name="MP3" draw:layer="backgroundobjects" svg:width="22.859cm" svg:height="2.539cm" svg:x="1.27cm" svg:y="0.635cm" presentation:class="title" presentation:user-transformed="true">
        <draw:text-box>
          <text:p text:style-name="MP4"><text:span text:style-name="MT6">Click to edit the title text formatClick to edit Master title style</text:span></text:p>
        </draw:text-box>
      </draw:frame>
      <draw:frame draw:name="Slide Number Placeholder 6" presentation:style-name="Mpr6" draw:text-style-name="MP10" draw:layer="backgroundobjects" svg:width="2.6cm" svg:height="1.201cm" svg:x="23cm" svg:y="17.999cm" presentation:class="page-number">
        <draw:text-box draw:corner-radius="0.6cm">
          <text:p text:style-name="MP9"><text:span text:style-name="MT1"><text:page-number>&lt;number&gt;</text:page-number></text:span></text:p>
        </draw:text-box>
      </draw:frame>
      <draw:frame draw:name="Content Placeholder 8" presentation:style-name="Mpr7" draw:text-style-name="MP3" draw:layer="backgroundobjects" svg:width="11.226cm" svg:height="13.715cm" svg:x="1.27cm" svg:y="3.387cm" presentation:class="outline" presentation:user-transformed="true">
        <draw:text-box>
          <text:list text:style-name="ML5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  <text:list>
                                        <text:list-item>
                                          <text:p text:style-name="MP11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Ninth Outline LevelClick to edit Master text styles</text:span></text:p>
          <text:p text:style-name="MP13"><text:span text:style-name="MT5">Second level</text:span></text:p>
          <text:p text:style-name="MP13"><text:span text:style-name="MT5">Third level</text:span></text:p>
          <text:p text:style-name="MP13"><text:span text:style-name="MT5">Fourth level</text:span></text:p>
          <text:p text:style-name="MP13"><text:span text:style-name="MT5">Fifth level</text:span></text:p>
        </draw:text-box>
      </draw:frame>
      <draw:frame draw:name="Content Placeholder 10" presentation:style-name="Mpr8" draw:text-style-name="MP3" draw:layer="backgroundobjects" svg:width="11.226cm" svg:height="13.715cm" svg:x="12.867cm" svg:y="3.378cm" presentation:class="outline" presentation:user-transformed="true">
        <draw:text-box>
          <text:list text:style-name="ML5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  <text:list>
                                        <text:list-item>
                                          <text:p text:style-name="MP11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Ninth Outline LevelClick to edit Master text styles</text:span></text:p>
          <text:p text:style-name="MP13"><text:span text:style-name="MT5">Second level</text:span></text:p>
          <text:p text:style-name="MP13"><text:span text:style-name="MT5">Third level</text:span></text:p>
          <text:p text:style-name="MP13"><text:span text:style-name="MT5">Fourth level</text:span></text:p>
          <text:p text:style-name="MP13"><text:span text:style-name="MT5">Fifth level</text:span></text:p>
        </draw:text-box>
      </draw:frame>
      <draw:frame draw:name="Footer Placeholder 16" presentation:style-name="Mpr9" draw:text-style-name="MP8" draw:layer="backgroundobjects" svg:width="9.651cm" svg:height="1.015cm" svg:x="8.053cm" svg:y="17.654cm">
        <draw:text-box>
          <text:p text:style-name="MP14"><text:span text:style-name="MT4">Pardus Temel Seviye Kullanıcı Eğitimi</text:span></text:p>
        </draw:text-box>
      </draw:frame>
      <presentation:notes style:page-layout-name="PM2">
        <draw:page-thumbnail presentation:style-name="Default_20_1-title" draw:layer="backgroundobjects" svg:width="14.212cm" svg:height="10.659cm" svg:x="2.758cm" svg:y="2.16cm" presentation:class="page"/>
        <draw:frame presentation:style-name="Default_20_1-notes" draw:layer="backgroundobjects" svg:width="15.782cm" svg:height="12.792cm" svg:x="1.972cm" svg:y="13.503cm" presentation:class="notes" presentation:placeholder="true">
          <draw:text-box/>
        </draw:frame>
        <draw:frame presentation:style-name="Mpr10" draw:text-style-name="MP1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8.561cm" svg:height="1.42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8.561cm" svg:height="1.42cm" svg:x="11.167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line draw:name="Straight Connector 27" draw:style-name="Mgr3" draw:text-style-name="MP3" draw:layer="backgroundobjects" svg:x1="1.27cm" svg:y1="17.647cm" svg:x2="24.13cm" svg:y2="17.647cm">
        <text:p/>
      </draw:line>
      <draw:line draw:name="Straight Connector 28" draw:style-name="Mgr3" draw:text-style-name="MP3" draw:layer="backgroundobjects" svg:x1="1.27cm" svg:y1="3.175cm" svg:x2="24.13cm" svg:y2="3.175cm">
        <text:p/>
      </draw:line>
      <draw:custom-shape draw:name="Isosceles Triangle 9" draw:style-name="Mgr4" draw:text-style-name="MP3" draw:layer="backgroundobjects" svg:width="0.529cm" svg:height="0.333cm" draw:transform="rotate (-1.570796326794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0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1" presentation:style-name="Mpr12" draw:text-style-name="MP3" draw:layer="backgroundobjects" svg:width="22.859cm" svg:height="2.751cm" svg:x="1.27cm" svg:y="0.423cm" presentation:class="title" presentation:user-transformed="true">
        <draw:text-box>
          <text:p text:style-name="MP4"><text:span text:style-name="MT6">Click to edit the title text formatClick to edit Master title style</text:span></text:p>
        </draw:text-box>
      </draw:frame>
      <draw:frame draw:name="Content Placeholder 7" presentation:style-name="Mpr13" draw:text-style-name="MP3" draw:layer="backgroundobjects" svg:width="22.859cm" svg:height="13.715cm" svg:x="1.27cm" svg:y="3.387cm" presentation:class="outline" presentation:user-transformed="true">
        <draw:text-box>
          <text:list text:style-name="ML5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  <text:list>
                                        <text:list-item>
                                          <text:p text:style-name="MP11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Ninth Outline LevelClick to edit Master text styles</text:span></text:p>
          <text:p text:style-name="MP13"><text:span text:style-name="MT5">Second level</text:span></text:p>
          <text:p text:style-name="MP13"><text:span text:style-name="MT5">Third level</text:span></text:p>
          <text:p text:style-name="MP13"><text:span text:style-name="MT5">Fourth level</text:span></text:p>
          <text:p text:style-name="MP13"><text:span text:style-name="MT5">Fifth level</text:span></text:p>
        </draw:text-box>
      </draw:frame>
      <draw:frame draw:name="Footer Placeholder 16" presentation:style-name="Mpr14" draw:text-style-name="MP8" draw:layer="backgroundobjects" svg:width="9.651cm" svg:height="1.015cm" svg:x="8.053cm" svg:y="17.654cm">
        <draw:text-box>
          <text:p text:style-name="MP14"><text:span text:style-name="MT4">Pardus Temel Seviye Kullanıcı Eğitimi</text:span></text:p>
        </draw:text-box>
      </draw:frame>
      <draw:frame draw:name="Slide Number Placeholder 6" presentation:style-name="Mpr15" draw:text-style-name="MP10" draw:layer="backgroundobjects" svg:width="2.6cm" svg:height="1.201cm" svg:x="23cm" svg:y="18cm">
        <draw:text-box draw:corner-radius="0.6cm"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Default_20_2-title" draw:layer="backgroundobjects" svg:width="14.212cm" svg:height="10.659cm" svg:x="2.758cm" svg:y="2.16cm" presentation:class="page"/>
        <draw:frame presentation:style-name="Default_20_2-notes" draw:layer="backgroundobjects" svg:width="15.782cm" svg:height="12.792cm" svg:x="1.972cm" svg:y="13.503cm" presentation:class="notes" presentation:placeholder="true">
          <draw:text-box/>
        </draw:frame>
        <draw:frame presentation:style-name="Mpr16" draw:text-style-name="MP1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6" draw:text-style-name="MP2" draw:layer="backgroundobjects" svg:width="8.561cm" svg:height="1.42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7" draw:text-style-name="MP1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7" draw:text-style-name="MP2" draw:layer="backgroundobjects" svg:width="8.561cm" svg:height="1.42cm" svg:x="11.167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draw:line draw:name="Straight Connector 27" draw:style-name="Mgr3" draw:text-style-name="MP3" draw:layer="backgroundobjects" svg:x1="1.27cm" svg:y1="17.647cm" svg:x2="24.13cm" svg:y2="17.647cm">
        <text:p/>
      </draw:line>
      <draw:line draw:name="Straight Connector 28" draw:style-name="Mgr3" draw:text-style-name="MP3" draw:layer="backgroundobjects" svg:x1="1.27cm" svg:y1="3.175cm" svg:x2="24.13cm" svg:y2="3.175cm">
        <text:p/>
      </draw:line>
      <draw:custom-shape draw:name="Isosceles Triangle 9" draw:style-name="Mgr4" draw:text-style-name="MP3" draw:layer="backgroundobjects" svg:width="0.529cm" svg:height="0.333cm" draw:transform="rotate (-1.570796326794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0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1" presentation:style-name="Mpr18" draw:text-style-name="MP3" draw:layer="backgroundobjects" svg:width="6.984cm" svg:height="2.327cm" svg:x="17.568cm" svg:y="0.847cm" presentation:class="title" presentation:user-transformed="true">
        <draw:text-box>
          <text:p text:style-name="MP4"><text:span text:style-name="MT8">Click to edit the title text formatClick to edit Master title style</text:span></text:p>
        </draw:text-box>
      </draw:frame>
      <draw:frame draw:name="Text Placeholder 2" presentation:style-name="Mpr19" draw:text-style-name="MP3" draw:layer="backgroundobjects" svg:width="6.984cm" svg:height="13.453cm" svg:x="17.568cm" svg:y="3.387cm" presentation:class="outline" presentation:user-transformed="true">
        <draw:text-box>
          <text:list text:style-name="ML5">
            <text:list-item>
              <text:p text:style-name="MP11"><text:span text:style-name="MT9">Click to edit the outline text format</text:span></text:p>
              <text:list>
                <text:list-item>
                  <text:p text:style-name="MP11"><text:span text:style-name="MT9">Second Outline Level</text:span></text:p>
                  <text:list>
                    <text:list-item>
                      <text:p text:style-name="MP11"><text:span text:style-name="MT9">Third Outline Level</text:span></text:p>
                      <text:list>
                        <text:list-item>
                          <text:p text:style-name="MP11"><text:span text:style-name="MT9">Fourth Outline Level</text:span></text:p>
                          <text:list>
                            <text:list-item>
                              <text:p text:style-name="MP11"><text:span text:style-name="MT9">Fifth Outline Level</text:span></text:p>
                              <text:list>
                                <text:list-item>
                                  <text:p text:style-name="MP11"><text:span text:style-name="MT9">Sixth Outline Level</text:span></text:p>
                                  <text:list>
                                    <text:list-item>
                                      <text:p text:style-name="MP11"><text:span text:style-name="MT9">Seventh Outline Level</text:span></text:p>
                                      <text:list>
                                        <text:list-item>
                                          <text:p text:style-name="MP11"><text:span text:style-name="MT9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5"><text:span text:style-name="MT9">Ninth Outline LevelClick to edit Master text styles</text:span></text:p>
        </draw:text-box>
      </draw:frame>
      <draw:frame draw:name="Date Placeholder 4" presentation:style-name="Mpr20" draw:text-style-name="MP6" draw:layer="backgroundobjects" svg:width="0.001cm" svg:height="0.001cm" svg:x="0cm" svg:y="0cm" presentation:class="date-time">
        <draw:text-box>
          <text:p text:style-name="MP5"><text:span text:style-name="MT5"><text:date style:data-style-name="D1" text:date-value="2013-04-26">26.04.13</text:date></text:span></text:p>
        </draw:text-box>
      </draw:frame>
      <draw:frame draw:name="Slide Number Placeholder 6" presentation:style-name="Mpr20" draw:text-style-name="MP6" draw:layer="backgroundobjects" svg:width="0.001cm" svg:height="0.001cm" svg:x="0cm" svg:y="0cm" presentation:class="page-number">
        <draw:text-box>
          <text:p text:style-name="MP5"><text:span text:style-name="MT5"><text:page-number>&lt;number&gt;</text:page-number></text:span></text:p>
        </draw:text-box>
      </draw:frame>
      <draw:line draw:name="Straight Connector 7" draw:style-name="Mgr3" draw:text-style-name="MP3" draw:layer="backgroundobjects" svg:x1="1.27cm" svg:y1="17.647cm" svg:x2="24.13cm" svg:y2="17.647cm">
        <text:p/>
      </draw:line>
      <draw:line draw:name="Straight Connector 9" draw:style-name="Mgr3" draw:text-style-name="MP3" draw:layer="backgroundobjects" svg:x1="17.162cm" svg:y1="0.852cm" svg:x2="17.162cm" svg:y2="17.616cm">
        <text:p/>
      </draw:line>
      <draw:custom-shape draw:name="Isosceles Triangle 8" draw:style-name="Mgr4" draw:text-style-name="MP3" draw:layer="backgroundobjects" svg:width="0.529cm" svg:height="0.333cm" draw:transform="rotate (-1.570796326794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0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Content Placeholder 11" presentation:style-name="Mpr21" draw:text-style-name="MP3" draw:layer="backgroundobjects" svg:width="15.874cm" svg:height="15.874cm" svg:x="0.847cm" svg:y="0.847cm" presentation:class="outline" presentation:user-transformed="true">
        <draw:text-box>
          <text:list text:style-name="ML5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 text:style-name="MP11"><text:span text:style-name="MT5">Seventh Outline Level</text:span></text:p>
                                      <text:list>
                                        <text:list-item>
                                          <text:p text:style-name="MP11"><text:span text:style-name="MT5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5">Ninth Outline LevelClick to edit Master text styles</text:span></text:p>
          <text:p text:style-name="MP13"><text:span text:style-name="MT5">Second level</text:span></text:p>
          <text:p text:style-name="MP13"><text:span text:style-name="MT5">Third level</text:span></text:p>
          <text:p text:style-name="MP13"><text:span text:style-name="MT5">Fourth level</text:span></text:p>
          <text:p text:style-name="MP13"><text:span text:style-name="MT5">Fifth level</text:span></text:p>
        </draw:text-box>
      </draw:frame>
      <draw:frame draw:name="Footer Placeholder 16" presentation:style-name="Mpr20" draw:text-style-name="MP8" draw:layer="backgroundobjects" svg:width="9.651cm" svg:height="1.015cm" svg:x="8.053cm" svg:y="17.654cm">
        <draw:text-box>
          <text:p text:style-name="MP14"><text:span text:style-name="MT4">Pardus Temel Seviye Kullanıcı Eğitimi</text:span></text:p>
        </draw:text-box>
      </draw:frame>
      <draw:frame draw:name="Slide Number Placeholder 6" presentation:style-name="Mpr22" draw:text-style-name="MP10" draw:layer="backgroundobjects" svg:width="2.6cm" svg:height="1.201cm" svg:x="23cm" svg:y="18cm">
        <draw:text-box draw:corner-radius="0.6cm"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Default_20_3-title" draw:layer="backgroundobjects" svg:width="14.212cm" svg:height="10.659cm" svg:x="2.758cm" svg:y="2.16cm" presentation:class="page"/>
        <draw:frame presentation:style-name="Default_20_3-notes" draw:layer="backgroundobjects" svg:width="15.782cm" svg:height="12.792cm" svg:x="1.972cm" svg:y="13.503cm" presentation:class="notes" presentation:placeholder="true">
          <draw:text-box/>
        </draw:frame>
        <draw:frame presentation:style-name="Mpr23" draw:text-style-name="MP1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8.561cm" svg:height="1.42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8.561cm" svg:height="1.42cm" svg:x="11.167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1">
      <draw:line draw:name="Straight Connector 27" draw:style-name="Mgr3" draw:text-style-name="MP3" draw:layer="backgroundobjects" svg:x1="1.27cm" svg:y1="17.647cm" svg:x2="24.13cm" svg:y2="17.647cm">
        <text:p/>
      </draw:line>
      <draw:line draw:name="Straight Connector 28" draw:style-name="Mgr3" draw:text-style-name="MP3" draw:layer="backgroundobjects" svg:x1="1.27cm" svg:y1="3.175cm" svg:x2="24.13cm" svg:y2="3.175cm">
        <text:p/>
      </draw:line>
      <draw:custom-shape draw:name="Isosceles Triangle 9" draw:style-name="Mgr4" draw:text-style-name="MP3" draw:layer="backgroundobjects" svg:width="0.529cm" svg:height="0.333cm" draw:transform="rotate (-1.5707963267949) translate (1.596cm 17.867cm)">
        <text:p/>
        <draw:enhanced-geometry svg:viewBox="0 0 21600 21600" draw:glue-points="10800 0 ?f1 10800 0 21600 10800 21600 21600 21600 ?f7 10800" draw:text-areas="?f1 10800 ?f2 18000 ?f3 7200 ?f4 21600" draw:type="isosceles-triangle" draw:modifiers="100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frame draw:name="Title 1" presentation:style-name="Mpr25" draw:text-style-name="MP3" draw:layer="backgroundobjects" svg:width="22.859cm" svg:height="2.539cm" svg:x="1.27cm" svg:y="0.635cm" presentation:class="title" presentation:user-transformed="true">
        <draw:text-box>
          <text:p text:style-name="MP4"><text:span text:style-name="MT6">Click to edit the title text formatClick to edit Master title style</text:span></text:p>
        </draw:text-box>
      </draw:frame>
      <draw:frame draw:name="Text Placeholder 2" presentation:style-name="Mpr26" draw:text-style-name="MP3" draw:layer="backgroundobjects" svg:width="11.222cm" svg:height="1.904cm" svg:x="1.27cm" svg:y="3.572cm" presentation:class="outline" presentation:user-transformed="true">
        <draw:text-box>
          <text:list text:style-name="ML5">
            <text:list-item>
              <text:p text:style-name="MP11"><text:span text:style-name="MT10">Click to edit the outline text format</text:span></text:p>
              <text:list>
                <text:list-item>
                  <text:p text:style-name="MP11"><text:span text:style-name="MT10">Second Outline Level</text:span></text:p>
                  <text:list>
                    <text:list-item>
                      <text:p text:style-name="MP11"><text:span text:style-name="MT10">Third Outline Level</text:span></text:p>
                      <text:list>
                        <text:list-item>
                          <text:p text:style-name="MP11"><text:span text:style-name="MT10">Fourth Outline Level</text:span></text:p>
                          <text:list>
                            <text:list-item>
                              <text:p text:style-name="MP11"><text:span text:style-name="MT10">Fifth Outline Level</text:span></text:p>
                              <text:list>
                                <text:list-item>
                                  <text:p text:style-name="MP11"><text:span text:style-name="MT10">Sixth Outline Level</text:span></text:p>
                                  <text:list>
                                    <text:list-item>
                                      <text:p text:style-name="MP11"><text:span text:style-name="MT10">Seventh Outline Level</text:span></text:p>
                                      <text:list>
                                        <text:list-item>
                                          <text:p text:style-name="MP11"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Ninth Outline LevelClick to edit Master text styles</text:span></text:p>
        </draw:text-box>
      </draw:frame>
      <draw:frame draw:name="Text Placeholder 3" presentation:style-name="Mpr27" draw:text-style-name="MP3" draw:layer="backgroundobjects" svg:width="11.226cm" svg:height="1.904cm" svg:x="12.912cm" svg:y="3.598cm" presentation:class="outline" presentation:user-transformed="true">
        <draw:text-box>
          <text:list text:style-name="ML5">
            <text:list-item>
              <text:p text:style-name="MP11"><text:span text:style-name="MT10">Click to edit the outline text format</text:span></text:p>
              <text:list>
                <text:list-item>
                  <text:p text:style-name="MP11"><text:span text:style-name="MT10">Second Outline Level</text:span></text:p>
                  <text:list>
                    <text:list-item>
                      <text:p text:style-name="MP11"><text:span text:style-name="MT10">Third Outline Level</text:span></text:p>
                      <text:list>
                        <text:list-item>
                          <text:p text:style-name="MP11"><text:span text:style-name="MT10">Fourth Outline Level</text:span></text:p>
                          <text:list>
                            <text:list-item>
                              <text:p text:style-name="MP11"><text:span text:style-name="MT10">Fifth Outline Level</text:span></text:p>
                              <text:list>
                                <text:list-item>
                                  <text:p text:style-name="MP11"><text:span text:style-name="MT10">Sixth Outline Level</text:span></text:p>
                                  <text:list>
                                    <text:list-item>
                                      <text:p text:style-name="MP11"><text:span text:style-name="MT10">Seventh Outline Level</text:span></text:p>
                                      <text:list>
                                        <text:list-item>
                                          <text:p text:style-name="MP11"><text:span text:style-name="MT10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10">Ninth Outline LevelClick to edit Master text styles</text:span></text:p>
        </draw:text-box>
      </draw:frame>
      <draw:frame draw:name="Date Placeholder 6" presentation:style-name="Mpr28" draw:text-style-name="MP6" draw:layer="backgroundobjects" svg:width="0.001cm" svg:height="0.001cm" svg:x="0cm" svg:y="0cm" presentation:class="date-time">
        <draw:text-box>
          <text:p text:style-name="MP5"><text:span text:style-name="MT5"><text:date style:data-style-name="D1" text:date-value="2013-04-26">26.04.13</text:date></text:span></text:p>
        </draw:text-box>
      </draw:frame>
      <draw:frame draw:name="Slide Number Placeholder 8" presentation:style-name="Mpr28" draw:text-style-name="MP6" draw:layer="backgroundobjects" svg:width="0.001cm" svg:height="0.001cm" svg:x="0cm" svg:y="0cm" presentation:class="page-number">
        <draw:text-box>
          <text:p text:style-name="MP5"><text:span text:style-name="MT5"><text:page-number>&lt;number&gt;</text:page-number></text:span></text:p>
        </draw:text-box>
      </draw:frame>
      <draw:frame draw:name="Content Placeholder 10" presentation:style-name="Mpr29" draw:text-style-name="MP3" draw:layer="backgroundobjects" svg:width="11.217cm" svg:height="11.217cm" svg:x="1.27cm" svg:y="5.927cm" presentation:class="outline" presentation:user-transformed="true">
        <draw:text-box>
          <text:list text:style-name="ML5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  <text:list>
                                        <text:list-item>
                                          <text:p text:style-name="MP11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Ninth Outline LevelClick to edit Master text styles</text:span></text:p>
          <text:p text:style-name="MP13"><text:span text:style-name="MT5">Second level</text:span></text:p>
          <text:p text:style-name="MP13"><text:span text:style-name="MT5">Third level</text:span></text:p>
          <text:p text:style-name="MP13"><text:span text:style-name="MT5">Fourth level</text:span></text:p>
          <text:p text:style-name="MP13"><text:span text:style-name="MT5">Fifth level</text:span></text:p>
        </draw:text-box>
      </draw:frame>
      <draw:frame draw:name="Content Placeholder 12" presentation:style-name="Mpr29" draw:text-style-name="MP3" draw:layer="backgroundobjects" svg:width="11.217cm" svg:height="11.217cm" svg:x="12.912cm" svg:y="5.927cm" presentation:class="outline" presentation:user-transformed="true">
        <draw:text-box>
          <text:list text:style-name="ML5">
            <text:list-item>
              <text:p text:style-name="MP11"><text:span text:style-name="MT7">Click to edit the outline text format</text:span></text:p>
              <text:list>
                <text:list-item>
                  <text:p text:style-name="MP11"><text:span text:style-name="MT7">Second Outline Level</text:span></text:p>
                  <text:list>
                    <text:list-item>
                      <text:p text:style-name="MP11"><text:span text:style-name="MT7">Third Outline Level</text:span></text:p>
                      <text:list>
                        <text:list-item>
                          <text:p text:style-name="MP11"><text:span text:style-name="MT7">Fourth Outline Level</text:span></text:p>
                          <text:list>
                            <text:list-item>
                              <text:p text:style-name="MP11"><text:span text:style-name="MT7">Fifth Outline Level</text:span></text:p>
                              <text:list>
                                <text:list-item>
                                  <text:p text:style-name="MP11"><text:span text:style-name="MT7">Sixth Outline Level</text:span></text:p>
                                  <text:list>
                                    <text:list-item>
                                      <text:p text:style-name="MP11"><text:span text:style-name="MT7">Seventh Outline Level</text:span></text:p>
                                      <text:list>
                                        <text:list-item>
                                          <text:p text:style-name="MP11"><text:span text:style-name="MT7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12"><text:span text:style-name="MT7">Ninth Outline LevelClick to edit Master text styles</text:span></text:p>
          <text:p text:style-name="MP13"><text:span text:style-name="MT5">Second level</text:span></text:p>
          <text:p text:style-name="MP13"><text:span text:style-name="MT5">Third level</text:span></text:p>
          <text:p text:style-name="MP13"><text:span text:style-name="MT5">Fourth level</text:span></text:p>
          <text:p text:style-name="MP13"><text:span text:style-name="MT5">Fifth level</text:span></text:p>
        </draw:text-box>
      </draw:frame>
      <draw:frame draw:name="Footer Placeholder 16" presentation:style-name="Mpr28" draw:text-style-name="MP8" draw:layer="backgroundobjects" svg:width="9.651cm" svg:height="1.015cm" svg:x="8.053cm" svg:y="17.654cm">
        <draw:text-box>
          <text:p text:style-name="MP14"><text:span text:style-name="MT4">Pardus Temel Seviye Kullanıcı Eğitimi</text:span></text:p>
        </draw:text-box>
      </draw:frame>
      <draw:frame draw:name="Slide Number Placeholder 6" presentation:style-name="Mpr30" draw:text-style-name="MP10" draw:layer="backgroundobjects" svg:width="2.6cm" svg:height="1.201cm" svg:x="23cm" svg:y="18cm">
        <draw:text-box draw:corner-radius="0.6cm">
          <text:p text:style-name="MP12"><text:span text:style-name="MT1"><text:page-number>&lt;number&gt;</text:page-number></text:span></text:p>
        </draw:text-box>
      </draw:frame>
      <presentation:notes style:page-layout-name="PM2">
        <draw:page-thumbnail presentation:style-name="Default_20_4-title" draw:layer="backgroundobjects" svg:width="14.212cm" svg:height="10.659cm" svg:x="2.758cm" svg:y="2.16cm" presentation:class="page"/>
        <draw:frame presentation:style-name="Default_20_4-notes" draw:layer="backgroundobjects" svg:width="15.782cm" svg:height="12.792cm" svg:x="1.972cm" svg:y="13.503cm" presentation:class="notes" presentation:placeholder="true">
          <draw:text-box/>
        </draw:frame>
        <draw:frame presentation:style-name="Mpr31" draw:text-style-name="MP1" draw:layer="backgroundobjects" svg:width="8.561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2" draw:layer="backgroundobjects" svg:width="8.561cm" svg:height="1.42cm" svg:x="11.16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2" draw:text-style-name="MP1" draw:layer="backgroundobjects" svg:width="8.561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2" draw:layer="backgroundobjects" svg:width="8.561cm" svg:height="1.42cm" svg:x="11.167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26T16:36:12</dc:date>
    <meta:generator>LibreOffice/3.5$Linux_X86_64 LibreOffice_project/350m1$Build-2</meta:generator>
    <meta:editing-duration>PT1H16M59S</meta:editing-duration>
    <meta:editing-cycles>16</meta:editing-cycles>
    <meta:document-statistic meta:object-count="193"/>
  </office:meta>
</office:document-meta>
</file>